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5ef" officeooo:paragraph-rsid="000db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icjalna aplikacja przewodnik Festiwalu Popkultury NiuCon</text:p>
      <text:p text:style-name="P1"/>
      <text:p text:style-name="P1">Dzięki aplikacji:</text:p>
      <text:p text:style-name="P1">- Dowiesz się na jakie atrakcję możesz się udać</text:p>
      <text:p text:style-name="P1">- Zapoznasz się z gośćmi specjalnymi</text:p>
      <text:p text:style-name="P1">- Trafisz na galę cosplay</text:p>
      <text:p text:style-name="P1">- Poznasz naszych sponsorów i patronów</text:p>
      <text:p text:style-name="P1"/>
      <text:p text:style-name="P1">Aplikacja powstała we współpracy z Akademickim Stowarzyszeniem Informatycznym we Wrocławi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22:55:29.237530998</meta:creation-date>
    <dc:date>2017-08-10T23:38:47.232039473</dc:date>
    <meta:editing-duration>PT33M7S</meta:editing-duration>
    <meta:editing-cycles>1</meta:editing-cycles>
    <meta:document-statistic meta:table-count="0" meta:image-count="0" meta:object-count="0" meta:page-count="1" meta:paragraph-count="7" meta:word-count="44" meta:character-count="311" meta:non-whitespace-character-count="274"/>
    <meta:generator>LibreOffice/5.1.6.2$Linux_X86_64 LibreOffice_project/10m0$Build-2</meta:generator>
  </office:meta>
</office:document-meta>
</file>